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imes New Roman1" svg:font-family="'Times New Roma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Subtitle">
      <style:paragraph-properties fo:text-align="end" style:justify-single-word="false"/>
      <style:text-properties fo:font-size="8pt" style:font-size-asian="8pt" style:font-size-complex="8pt"/>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1">
      <style:text-properties fo:font-weight="normal" style:font-weight-asian="normal" style:font-weight-complex="normal"/>
    </style:style>
    <style:style style:name="P6" style:family="paragraph" style:parent-style-name="Text_20_body" style:list-style-name="L2">
      <style:text-properties fo:font-weight="normal" style:font-weight-asian="normal" style:font-weight-complex="normal"/>
    </style:style>
    <style:style style:name="P7" style:family="paragraph" style:parent-style-name="Text_20_body" style:list-style-name="L3"/>
    <style:style style:name="P8" style:family="paragraph" style:parent-style-name="Text_20_body">
      <style:text-properties fo:font-weight="bold" style:font-weight-asian="bold" style:font-weight-complex="bold"/>
    </style:style>
    <style:style style:name="P9" style:family="paragraph" style:parent-style-name="Text_20_body" style:list-style-name="L3">
      <style:text-properties fo:font-weight="bold" style:font-weight-asian="bold" style:font-weight-complex="bold"/>
    </style:style>
    <style:style style:name="P10" style:family="paragraph" style:parent-style-name="Text_20_body" style:list-style-name="L3">
      <style:text-properties fo:font-weight="bold"/>
    </style:style>
    <style:style style:name="P11" style:family="paragraph" style:parent-style-name="Text_20_body" style:list-style-name="L3">
      <style:text-properties style:text-underline-style="solid" style:text-underline-width="auto" style:text-underline-color="font-color" fo:font-weight="bold" style:font-weight-asian="bold" style:font-weight-complex="bold"/>
    </style:style>
    <style:style style:name="P12" style:family="paragraph" style:parent-style-name="Text_20_body" style:list-style-name="L4"/>
    <style:style style:name="P13" style:family="paragraph" style:parent-style-name="Text_20_body" style:list-style-name="L4">
      <style:text-properties style:font-name="Times New Roman" fo:font-size="12pt" style:font-size-asian="10.5pt" style:font-size-complex="12pt"/>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variant="normal" fo:text-transform="none" fo:color="#000000" style:font-name="Times New Roman1" fo:letter-spacing="normal" fo:font-style="normal" fo:font-weight="normal" style:font-weight-asian="normal" style:font-weight-complex="normal"/>
    </style:style>
    <style:style style:name="T5" style:family="text">
      <style:text-properties style:font-weight-asian="bold"/>
    </style:style>
    <style:style style:name="T6" style:family="text">
      <style:text-properties style:font-weight-asian="bold" style:font-weight-complex="bold"/>
    </style:style>
    <style:style style:name="T7" style:family="text">
      <style:text-properties style:font-weight-complex="bold"/>
    </style:style>
    <style:style style:name="T8" style:family="text">
      <style:text-properties style:font-name="Liberation Mono"/>
    </style:style>
    <style:style style:name="T9" style:family="text">
      <style:text-properties style:font-name="Liberation Mono" fo:font-size="9pt" style:font-size-asian="9pt" style:font-size-complex="9pt"/>
    </style:style>
    <style:style style:name="T10" style:family="text">
      <style:text-properties style:font-name="Liberation Mono" fo:font-size="9pt" style:font-size-asian="7.84999990463257pt" style:font-size-complex="9pt"/>
    </style:style>
    <style:style style:name="T11" style:family="text">
      <style:text-properties fo:font-size="9pt" style:font-size-asian="9pt" style:font-size-complex="9pt"/>
    </style:style>
    <style:style style:name="T12" style:family="text">
      <style:text-properties style:font-name="Times New Roman"/>
    </style:style>
    <style:style style:name="T13" style:family="text">
      <style:text-properties style:font-name="Times New Roman" fo:font-size="12pt" style:font-size-asian="10.5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guridad en IRPC</text:p>
      <text:p text:style-name="Subtitle">sobre sesiones, usuarios, permisos y seguridad en general</text:p>
      <text:p text:style-name="P3">por David Martínez Martí</text:p>
      <text:p text:style-name="Text_20_body"/>
      <text:p text:style-name="Text_20_body">Para empezar, habría que considerar qué seguridad es la que ofrece “de base” IRPC por su diseño. Dado que las tramas son realmente cortas y legibles, IRPC no es precisamente un protocolo que oculte lo que está haciendo. Al igual que HTTP, un pinchazo en la línea o en la WiFi puede descubrir lo que se está haciendo. Más aún, la orientación del protocolo y de su uso, está pensado para un acceso totalmente público al que se conecte. Por lo que diríamos que IRPC está pensado para redes privadas o para aspectos puramente públicos.</text:p>
      <text:p text:style-name="Text_20_body">Sin embargo, hay varias consideraciones a tener en cuenta:</text:p>
      <text:p text:style-name="Text_20_body">En el aspecto de seguridad, se puede lanzar un túnel SSH o VPN, completamente cifrado, lo cual aseguraría una comunicación entre ambos extremos completamente cifrada. Siempre que ambos extremos sean confiables (o sus redes, según el montaje) éste es siempre el mejor método. Téngase presente que los cifrados usados por SSH y VPN son de los pocos en los que se podría confiar completamente. En este documento se comentan más adelante métodos de cifrado y autenticado integrados en el propio IRPC, y se ha de ser consciente que éstos jamás alcanzan la calidad de una VPN, tan sólo son más cómodos y por tanto más inseguros, pero por otro lado son más convenientes para ser usados dentro de una WiFi o una red cableada en la que no confía.</text:p>
      <text:p text:style-name="Text_20_body">En el aspecto de funcionalidades del protocolo, tenemos una carencia que solucionar, y es que todas las funciones publicadas trabajan a nivel global, por lo que es imposible distinguir desde una función del servidor desde qué extremo se la está llamando. Aunque parezca algo que no tiene uso, en realidad es muy útil. Un cliente puede desplegar una serie de variables, configuraciones y registros para su uso propio, que luego no deban afectar al resto de clientes. Tal es el caso por ejemplo de si queremos almacenar un nombre de usuario que se está conectando. Actualmente con el decorador @published no hay forma de identificar la conexión. Se necesita un nuevo decorador que nos pase como primer parámetro en la función el puntero a la clase de conexión (chatter). Si podemos desplegar nuestro propio set de elementos en el servidor, entonces aparece el conepto de sesión. Si nos desconectamos (accidentalmente o no), luego al reconectar necesitamos volver a desplegar todo, lo cual puede ser costoso en tiempo de CPU y en tráfico de red. El concepto de sesión trata acerca de restaurar más tarde una sesión suspendida. Esto nos lleva a informar un número de sesión y al problema de demostrar que el que está conectando es a quien le pertenece la sesión.</text:p>
      <text:p text:style-name="Text_20_body">Y llegamos al tema de los usuarios, las contraseñas y los permisos. Pongamos que la sesión es un número aleatorio de 8 bytes representado por 16 caracteres hexadecimales obtenido con os.urandom(8). Eso sería suficiente para evitar que alguien deduzca el número de sesión de otra persona. Pero obviamente, aún se puede obtener el número pinchando la red. Normalmente esta brecha de seguridad es ínfima para la mayoría de casos y en el caso de ser importante, debería ser solucionada con un túnel SSH o con una VPN.</text:p>
      <text:p text:style-name="Text_20_body">Pero de todos modos, todo el mundo tiene acceso. Puede ser deseable que sólo pueda acceder al servicio una serie de usuarios determinados. También puede ser deseable restringir el acceso a ciertas funciones únicamente a ciertos usuarios privilegiados, por ejemplo que algo sea legible por todo el mundo pero escribible solo por el administrador. Así que de este modo, necesitamos usuarios y autenticación. No necesitamos explícitamente contraseñas, necesitamos poder garantizar que el usuario es quien dice ser. El password es un método entre tantos.</text:p>
      <text:p text:style-name="Text_20_body">En el tema de la autenticación existen dos variantes posibles en la implementación. La primera es <text:s/>autenticación estática, en el momento de la conexión. Esto implica que lo primero que tiene que hacer es identificarse al conectarse, si se le requiere. Este usuario se mantiene durante toda la conexión y es invariable. La segunda es autentiación estática, que asume que nos conectamos con un usuario “guest”, hasta que nosotros lanzamos el proceso de autenticación, después del cual aparecerán los nuevos permisos, etc.</text:p>
      <text:p text:style-name="Text_20_body">Aunque la segunda variante es más atractiva en funcionalidades, pues se pueden implementar equivalentes al sudo y al su de bash, se pueden escalar privilegios temporalmente, etc, también la hace mucho más insegura por varios motivos.</text:p>
      <text:p text:style-name="Text_20_body">Para empezar, en un protocolo de este tipo, es totalmente innecesario modificar los privilegios, o peor aún, el usuario con el que somos identificados. Generalmente un cambio de usuario puede significar una nueva conexión. El principal problema de este enfoque es que un programador raramente espera un cambio de usuario. Si se dan permisos adicionales de forma temporal, luego es posible que no sean removidos correctamente. También implica que se acceda anónimamente a una implementación cargada del servidor (de BaseChatter), lo cual en sí mismo es un riesgo de seguridad ya que es bastante compleja y podría contener ocasionalmente bugs que podrían provocar un riesgo de seguridad grave.</text:p>
      <text:p text:style-name="Text_20_body">Por tanto, el enfoque debería ser totalmente estático, incluso hablamos de un cambio de modo de comportamiento, es decir, una fase previa a la carga del BaseChatter adecuado. Este enfoque nos puede permitir en un futuro personalizar la carga de BaseChatter (u otra clase, etc) en función de este paso previo. La fase previa debe ser lo suficientemente simple y segura como para evitar ningún fallo de seguridad aunque existan bugs, con un aislamiento de la siguiente parte.</text:p>
      <text:p text:style-name="Text_20_body">El código existente no reconoce la posibilidad de ninguna fase previa a la comunicación, por lo que si se agrega como requerida, los antiguos clientes no serían capaces de conectarse a un nuevo servidor, aunque éste no tenga la necesidad de usuarios, ni nada parecido. Por lo tanto, se ha de conservar la opción de no servir fase previa. Si ésta se sirve, debería comunicarse inmediatamente al cliente para que éste pueda realizar los pasos requeridos lo antes posible, de modo que esté disponible para comunicar tan pronto como se pueda.</text:p>
      <text:p text:style-name="Text_20_body">Dado que estamos agregando este apartado, y que es un cambio bastante grande, llamaremos al protocolo anterior IRPCv1, y a esta nueva definición IRPCv2.</text:p>
      <text:p text:style-name="P1">¿Qué debería ofrecer IRPCv2 sobre v1?</text:p>
      <text:list xml:id="list1148059644" text:style-name="L1">
        <text:list-item>
          <text:p text:style-name="P5">Fase previa antes de iniciar la comunicación real.</text:p>
        </text:list-item>
        <text:list-item>
          <text:p text:style-name="P5">Posibilidad de autenticación de usuarios</text:p>
        </text:list-item>
        <text:list-item>
          <text:p text:style-name="P5">Restaurar sesiones previas</text:p>
        </text:list-item>
        <text:list-item>
          <text:p text:style-name="P5">Acceso a objetos restringido a usuarios privilegiados</text:p>
        </text:list-item>
        <text:list-item>
          <text:p text:style-name="P5">Almacenamiento de datos en sesión o en el usuario.</text:p>
        </text:list-item>
        <text:list-item>
          <text:p text:style-name="P5">Restringir el servicio a los usuarios no autenticados</text:p>
        </text:list-item>
        <text:list-item>
          <text:p text:style-name="P5">Posibilidad de usar cifrado simétrico en los paquetes (blowfish/AES)</text:p>
        </text:list-item>
        <text:list-item>
          <text:p text:style-name="P5">Posibilidad de autenticación por clave pública (guardada previamente o generada al vuelo)</text:p>
        </text:list-item>
        <text:list-item>
          <text:p text:style-name="P5">Poder decidir qué protocolo cargar exactamente (qué especificación de BaseChatter en caso de que en el futuro haya varias)</text:p>
        </text:list-item>
        <text:list-item>
          <text:p text:style-name="P5">Poder indicar qué programa cargar (para en un futuro poder hospedar más de un servicio IRPC en la misma IP)</text:p>
        </text:list-item>
      </text:list>
      <text:p text:style-name="P2"/>
      <text:p text:style-name="P2"/>
      <text:p text:style-name="P1">Sobre cifrado asimétrico</text:p>
      <text:p text:style-name="P2">A la hora de compartir datos especialmente sensibles (passphrases para cifrado simétrico, por ejemplo) puede ser interesante hacer uso del cifrado asimétrico. Si los programas ya poseen sus propias llaves (lo cual nos lleva a autenticación por clave pública), que es recomendable, entonces no hay mayor problema. Pero también existe el caso de que no tengan (porque no son programas con la idea de comunicación constante), es posible generar una al vuelo para la conexión.</text:p>
      <text:p text:style-name="P2">Este enfoque es particularmente delicado. Usando un algoritmo RSA, es posible generar una pareja de claves de un modo bastante rápido. Usando python-crypto y un origen de aleatoriedad de /dev/urandom tenemos el siguiente rendimiento en un ordenador reciente (amd64):</text:p>
      <text:p text:style-name="P2">NOTA: Información desfasada. Python-m2crypto ofrece mucho mejor rendimiento y más opciones. M2Crypto es una interfaz directa contra openssh y puede generar parejas de llaves RSA un 20% más rápido.</text:p>
      <text:p text:style-name="P2">(Tamaño clave – tiempo de generación medio)</text:p>
      <text:p text:style-name="P2">256 bits – 5ms </text:p>
      <text:p text:style-name="P2">512 bits – 15ms </text:p>
      <text:p text:style-name="P2">1024 bits – 50ms</text:p>
      <text:p text:style-name="P2">2048 bits – 400ms</text:p>
      <text:p text:style-name="P2">4096 bits – 1800ms</text:p>
      <text:p text:style-name="P2"/>
      <text:p text:style-name="P2">Por un lado, no es posible usar claves de 256bits o menos, porque no podrían cifrar algunos tipos de hash (una clave de 256bits cifra hasta 255bits), además son totalmente inseguras. Por otro lado, no es posible usar claves de 4096 bits o más, porque generan demasiado tráfico y son demasiado lentas de generar.</text:p>
      <text:p text:style-name="P2">Lo más lógico parece que es, si hay que generar las claves al vuelo (al iniciar cada aplicación), generar claves de 512 bits. Éstas claves son muy rápidas de generar y rápidas de enviar, y ofrecen una seguridad aceptable. Para mayor seguridad habríamos de tener las claves pregeneradas, además si están pregeneradas, sólo necesitan enviarse una vez y luego se pueden recordar. Además, estas claves puede que estén asociadas directamente al usuario en el lado del servidor. De este modo, no importa si la clave es de 8192 bits, sigue siendo totalmente eficiente.</text:p>
      <text:p text:style-name="P2">Hay que tener en cuenta que el cifrado asimétrico sólo se llega a usar en dos casos: autenticación del otro extremo (sólo si son pregeneradas) y para compartir una clave de cifrado simétrico. Ya que un cifrado o firmado con una llave de tamaño N provoca un mensaje del mismo tamaño, eso quiere decir que si usamos claves de 512 bits tendremos que transferir 64 bytes del servidor al cliente y 64 del cliente al servidor, para iniciar una autenticación completa (cliente-servidor, servidor-cliente) y para compartir una clave de cifrado simétrico. Ésta clave de cifrado simétrico tendrá 32 bytes resultado de realizar un hash SHA256 a partir de 1024 bits que habrán sido generados su primera mitad en el servidor y la segunda en el cliente.</text:p>
      <text:p text:style-name="P2">Dado el método usado, no es necesario usar más de 512 bits de llave pública para lograr transmitir satisfactoriamente suficientes datos aleatorios para componer la clave. Una clave de 256 bits completamente aleatorios es más que suficiente para proteger los datos (El algoritmo AES es el usado por el Gobierno de los Estados Unidos y tiene como máximo una clave de 256bits, que es la usada para los datos clasificados)</text:p>
      <text:p text:style-name="P2"/>
      <text:p text:style-name="P1">Diferentes niveles de seguridad posibles según la configuración elegida</text:p>
      <text:list xml:id="list688046577" text:style-name="L2">
        <text:list-item>
          <text:p text:style-name="P6">Comunicación en texto plano, sin autenticación</text:p>
          <text:list>
            <text:list-item>
              <text:p text:style-name="P6">Ventajas: Compatible con IRPCv1, monitorizable y apto para conectarse por una consola.</text:p>
            </text:list-item>
            <text:list-item>
              <text:p text:style-name="P6">Inconvenientes: La información circula en claro y puede ser copiada. Todo el mundo tiene acceso al servicio.</text:p>
            </text:list-item>
          </text:list>
        </text:list-item>
        <text:list-item>
          <text:p text:style-name="P6">Comunicación en texto plano, autenticación por password en texto plano</text:p>
          <text:list>
            <text:list-item>
              <text:p text:style-name="P6">Ventajas adicionales: Posibilidad de limitar el acceso por usuarios.</text:p>
            </text:list-item>
            <text:list-item>
              <text:p text:style-name="P6">Inconvenientes: Se puede pinchar una linea y ver las contraseñas, quedando reveladas definitivamente.</text:p>
            </text:list-item>
          </text:list>
        </text:list-item>
        <text:list-item>
          <text:p text:style-name="P6">Comunicación en texto plano, autenticación por password en md5/sha1</text:p>
          <text:list>
            <text:list-item>
              <text:p text:style-name="P6">Ventajas adicionales: Si se pincha la linea, no se puede ver la contraseña. </text:p>
            </text:list-item>
            <text:list-item>
              <text:p text:style-name="P6">Inconvenientes: Igualmente, el atacante al pinchar la línea obtiene una forma de hacerse pasar por otro usuario y usar sus privilegios. A la hora de conectarnos manualmente por consola agrega la dificultad de intorducir un sha1 de nuestra contraseña.</text:p>
            </text:list-item>
          </text:list>
        </text:list-item>
        <text:list-item>
          <text:p text:style-name="P6">Comunicación en texto plano, autenticación por password en sha1 con desafío-respuesta</text:p>
          <text:list>
            <text:list-item>
              <text:p text:style-name="P6">Ventajas adicionales: Aunque pinche la línea, no puede autenticarse como el usuario. Nunca se comunica nada de la contraseña, tan sólo demostramos que la poseemos.</text:p>
            </text:list-item>
            <text:list-item>
              <text:p text:style-name="P6">Inconvenientes: Es muy costoso usar una consola para autenticarse manualmente con este sistema debido a su complejidad. El servidor debe guardar una copia de la contraseña y no un hash, por lo que si entran al servidor se hacen con las contraseñas. Sigue siendo posible alterar las tramas que se envían al pinchar la red, para conseguir acciones que el usuario original no había pedido.</text:p>
            </text:list-item>
          </text:list>
        </text:list-item>
        <text:list-item>
          <text:p text:style-name="P6">Comunicación en texto plano, autenticación por clave pública pregenerada (2048-4096 bits)</text:p>
          <text:list>
            <text:list-item>
              <text:p text:style-name="P6">Ventajas adicionales: No se manejan contraseñas en absoluto. </text:p>
            </text:list-item>
            <text:list-item>
              <text:p text:style-name="P6">Inconvenientes: Hay que copiar la clave pública al servidor previamente. Imposible autenticarse de este modo a mano con una consola. Sigue siendo posible alterar las tramas que se envían al pinchar la red, para conseguir acciones que el usuario original no había pedido.</text:p>
            </text:list-item>
          </text:list>
        </text:list-item>
        <text:list-item>
          <text:p text:style-name="P6">Autenticación del servidor por clave pública pregenerada (2048-4096 bits)</text:p>
          <text:list>
            <text:list-item>
              <text:p text:style-name="P6">Ventajas adicionales: Es posible garantizar que estamos conectando al servidor que queremos.</text:p>
            </text:list-item>
            <text:list-item>
              <text:p text:style-name="P6">Inconvenientes: Hay que tener una copia de la clave pública del servidor en el cliente para garantizar que es la misma.</text:p>
            </text:list-item>
          </text:list>
        </text:list-item>
        <text:list-item>
          <text:p text:style-name="P6">Comunicación cifrada con AES, sin autenticación o con autenticación por password en sha1 con desafío-respuesta</text:p>
          <text:list>
            <text:list-item>
              <text:p text:style-name="P6">Ventajas adicionales: generación al vuelo de clave pública/privada de 512 o 1024 bits para compartir password de forma segura. La comunicación queda totalmente cifrada y no es posible alterar su contenido sabiendo qué se altera.</text:p>
            </text:list-item>
            <text:list-item>
              <text:p text:style-name="P6">Inconvenientes: Sigue siendo posible alterar las tramas, aunque con resultado impredecible.</text:p>
            </text:list-item>
          </text:list>
        </text:list-item>
        <text:list-item>
          <text:p text:style-name="P6">Comunicación cifrada con AES, autenticación de cliente y servidor por clave pública pregenerada (2048-8096 bits)</text:p>
          <text:list>
            <text:list-item>
              <text:p text:style-name="P6">Ventajas adicionales: Seguridad completa, no requiere de enviar las claves públicas porque están previamente copiadas.</text:p>
            </text:list-item>
            <text:list-item>
              <text:p text:style-name="P6">Inconvenientes: Tanto el cliente como el servidor deben tener generadas previamente las claves y haber copiado la clave pública al otro extremo. Si se tienen que poder conectar clientes sin autenticarlos o clientes autenticados por desafío respuesta, los clientes tendrán que generar claves de 1024 bits al vuelo.</text:p>
            </text:list-item>
          </text:list>
        </text:list-item>
        <text:list-item>
          <text:p text:style-name="P6">Comunicación tunelizada a través de SSH o VPN</text:p>
          <text:list>
            <text:list-item>
              <text:p text:style-name="P6">Ventajas adicionales: SSH y VPN ofrecen la seguridad más alta, no es posible siquiera alterar los paquetes. Los mecanismos de autenticación también quedan cifrados aunque sean de texto claro. Es posible conectarse manualmente usando una consola.</text:p>
            </text:list-item>
            <text:list-item>
              <text:p text:style-name="P6">Inconvenientes: Requiere un montaje bastante más complejo. La conexión no está cifrada totalmente de punto a punto, tan sólo las partes más conflictivas (en el caso de la VPN, la red local ha de ser de confianza. En el caso del SSH el sistema operativo debe ser de confianza)</text:p>
            </text:list-item>
          </text:list>
        </text:list-item>
      </text:list>
      <text:p text:style-name="P2"/>
      <text:h text:style-name="Heading_20_1" text:outline-level="1">Método sugerido A:</text:h>
      <text:p text:style-name="Text_20_body">Seguir el mismo estilo, y agregar una opción de un carácter de inicio especial, que sirva explícitamente para configurar el servidor. Este tipo de tramas será más típico al principio de la comunicación, pero podrían ser lanzadas intercaladas con las normales.</text:p>
      <text:p text:style-name="Text_20_body">Se propone como carácter identificador, la almohadilla (#). El resto del protocolo para comunicación con el servidor funciona igual que cualquier otro BaseChatter (o se podría definir un método más simple y seguro de trabajo).</text:p>
      <text:p text:style-name="Text_20_body">Por tanto, esto define un intermediario entre el socket y el BaseChatter:</text:p>
      <text:p text:style-name="Text_20_body">Socket IO → ServerChatter → BaseChatter </text:p>
      <text:p text:style-name="Text_20_body">Por supuesto, esto presupone que siempre hay un BaseChatter cargado, lo que en principio puede ser un problema para el requisito de inicio de sesión obligada como usuario autenticado. Pero la solución es sencilla, basta con incorporar un BaseChatter vacío, que lo único que haga sea reportar errores. O no proporcionar un BaseChatter en absoluto, y las tramas son descartadas porque no hay sesión. Esto provocaría a un cliente viejo el quedarse colgado esperando.</text:p>
      <text:p text:style-name="Text_20_body">Una conexión en el nuevo estilo, debería recolectar información al iniciar la conexión.</text:p>
      <text:p text:style-name="Text_20_body">La negociación necesaria para una autenticación completa, por parte del cliente, es:</text:p>
      <text:p text:style-name="P1"/>
      <text:list xml:id="list2175790251" text:style-name="L3">
        <text:list-item>
          <text:list>
            <text:list-item>
              <text:list>
                <text:list-item>
                  <text:p text:style-name="P9">Existen distintos métodos de comprobar que el servidor es quien dice ser:</text:p>
                  <text:list>
                    <text:list-item>
                      <text:p text:style-name="P9"><text:span text:style-name="T2">Cifrado con clave privada:</text:span><text:span text:style-name="T1"> El servidor demuestra que tiene la clave privada, porque es el único que puede descifrar lo que le hemos enviado. Nos contesta un hash correcto de lo que hemos enviado. (HMAC)</text:span></text:p>
                    </text:list-item>
                    <text:list-item>
                      <text:p text:style-name="P11"><text:span text:style-name="T1">Firma con clave privada:</text:span><text:span text:style-name="T3"> El servidor demuestra que tiene la clave privada, porque nos firma los datos que le hemos pasado a petición. Nosotros comprobamos la validez de la firma con la clave pública.</text:span></text:p>
                    </text:list-item>
                    <text:list-item>
                      <text:p text:style-name="P11"><text:span text:style-name="T1">Cifrado de clave compartida:</text:span><text:span text:style-name="T3"> El cliente cifra datos aleatorios y los envía al servidor. El servidor tiene que demostrar que posee la misma clave, descifrando los ficheros, y devolviendo un hash de los mismos. (HMAC)</text:span></text:p>
                    </text:list-item>
                    <text:list-item>
                      <text:p text:style-name="P11"><text:span text:style-name="T1">Firma de clave compartida:</text:span><text:span text:style-name="T3"> El cliente calcula un HMAC para unos datos usando la clave.</text:span></text:p>
                    </text:list-item>
                  </text:list>
                </text:list-item>
                <text:list-item>
                  <text:p text:style-name="P9">Existen distintos tipos de firma de servidor posible: </text:p>
                  <text:list>
                    <text:list-item>
                      <text:p text:style-name="P9"><text:span text:style-name="T2">Asimétricas:</text:span><text:span text:style-name="T3"> (con clave privada: firma y cifrado):</text:span><text:span text:style-name="T1"> <text:line-break/>RSA, DSA, ElGamal, Curva Elíptica (EC). </text:span></text:p>
                    </text:list-item>
                    <text:list-item>
                      <text:p text:style-name="P9"><text:span text:style-name="T2">Simétricas de cifrado:</text:span><text:span text:style-name="T3"> (con clave compartida: cifrado y firmado)</text:span><text:span text:style-name="T1"> <text:line-break/>AES, Blowfish. </text:span></text:p>
                    </text:list-item>
                    <text:list-item>
                      <text:p text:style-name="P9"><text:span text:style-name="T2">Hashes criptográficos:</text:span><text:span text:style-name="T3"> (firma de clave compartida)</text:span><text:span text:style-name="T1"> <text:line-break/>MD5, SHA1, SHA2, RIPEMD.</text:span></text:p>
                    </text:list-item>
                  </text:list>
                </text:list-item>
                <text:list-item>
                  <text:p text:style-name="P9">Ventajas de cada uno de los métodos:</text:p>
                  <text:list>
                    <text:list-item>
                      <text:p text:style-name="P9"><text:span text:style-name="T1">Cifrado vs Firmado: La ventaja del cifrado es que, además de autentificar el servidor, estamos enviando una trama cifrada, que puede ser usada para inicializar el cifrado posteriormente. Esto aumenta la entropía del cifrado final. La ventaja del firmado es la simplicidad del concepto.</text:span></text:p>
                    </text:list-item>
                    <text:list-item>
                      <text:p text:style-name="P9"><text:span text:style-name="T1">Clave Privada vs Compartida: La ventaja de las claves privadas (cifrado asimétrico) es que no requieren de configuración manual a mano en la mayoría de casos (se generan los ficheros .pem en las carpetas para ello). El problema es que ante una posibilidad de que el servidor carezca de entropía suficiente cuando generó la clave, o si había un bug en OpenSSL, pueden comprometer fácilmente la clave. Un servidor con clave privada comprometida no aporta seguridad a este proceso y otros pueden hacerse pasar por él, o espiar en determiandos casos datos cifrados. La ventaja de la clave compartida es que, a poca entropía que tenga esta clave, es prácticamente irrompible. El problema de la clave compartida es que tienes que tener plena confianza en los clientes, porque pueden hacerse pasar por el servidor. Además, las claves hay que transferirlas a mano (copiarlas) previamente para que el sistema empiece a funcionar.</text:span></text:p>
                    </text:list-item>
                  </text:list>
                </text:list-item>
                <text:list-item>
                  <text:p text:style-name="P10"><text:span text:style-name="T6">Soluciones prácticas propuestas:<text:line-break/></text:span><text:span text:style-name="T1">como no se va a implementar todas las opciones habidas y por haber, se limitarán sólo a unas pocas que sean prácticas. <text:line-break/>- Todos los hashes serán HMAC con SHA256.<text:line-break/>- Todas las contraseñas serán de 128bits usando </text:span><text:span text:style-name="T4">PBKDF2 (RFC 2898).<text:line-break/>- Se publicará un salt de 32bits para operar, publicado por el servidor.<text:line-break/></text:span><text:span text:style-name="T1"><text:line-break/>Las soluciones de autenticación serán las siguientes:</text:span></text:p>
                  <text:list>
                    <text:list-item>
                      <text:p text:style-name="P9">Trust<text:span text:style-name="T1">: Confiar plenamente que el servidor es quien dice ser sin comprobarlo. Simplemente pedimos el “nombre” del servidor y asumimos que es correcto.</text:span></text:p>
                    </text:list-item>
                    <text:list-item>
                      <text:p text:style-name="P9">SharedKey-Sign-SHA256<text:span text:style-name="T1">: Clave compartida previamente, que debemos tener guardada en el cliente y en el servidor. Se pide al servidor que firme unos datos arbritarios y se comprueban. El servidor nos devuelve también unos nuevos datos para firmar. Se realiza una firma hmac con el hash usando el password y el salt. </text:span></text:p>
                    </text:list-item>
                    <text:list-item>
                      <text:p text:style-name="P9">PublicKey-Sign-SHA256:<text:span text:style-name="T1"> Servidor y cliente comunican primero la firma SHA256 de sus certificados. Piden la descarga del certificado si no la tienen ya. Servidor envía a cliente un SHA256 resultado de 256bytes aleatorios para que éste lo firme. El cliente hace lo mismo con el servidor. Se comprueban ambas firmas. </text:span></text:p>
                    </text:list-item>
                  </text:list>
                </text:list-item>
              </text:list>
            </text:list-item>
          </text:list>
        </text:list-item>
      </text:list>
      <text:p text:style-name="Text_20_body"/>
      <text:p text:style-name="Text_20_body">La negociación necesaria para una autenticación completa, por parte del cliente, es:</text:p>
      <text:list xml:id="list2010473665" text:style-name="L4">
        <text:list-item>
          <text:p text:style-name="P12">Negociación del método de autenticación</text:p>
          <text:list>
            <text:list-item>
              <text:p text:style-name="P12">Opcionalmente, preguntar qué métodos soporta el servidor:<text:line-break/><text:span text:style-name="T9">#!getAvailableAuthMethods<text:line-break/>#&gt;[“Trust”,”SharedKey-Sign-SHA256”,”PublicKey-Sign-SHA256”]<text:line-break/></text:span><text:span text:style-name="T13"><text:line-break/>Pero por lo general, sólo tendrá un método disponible. Cada método tiene usos distintos, por lo que no es normal compartir distintos métodos a la vez.</text:span></text:p>
            </text:list-item>
            <text:list-item>
              <text:p text:style-name="P13">Iniciamos un método determinado:<text:line-break/><text:span text:style-name="T10">#!beginAuth<text:tab/>method=”Trust”</text:span></text:p>
              <text:p text:style-name="P13"><text:span text:style-name="T10">#&gt;True<text:line-break/></text:span></text:p>
            </text:list-item>
            <text:list-item>
              <text:p text:style-name="P13">Debemos saber con antelación qué funciones corresponden con cada método. Por norma, van a existir nombres del estilo “authTrustPass1” indicando el paso que estamos completando y de qué tipo es. El servidor siempre devuelve diccionarios.<text:line-break/><text:span text:style-name="T10">#!identify<text:tab/>clientName=”generic IRPC client”<text:tab/>clientIRPCVersion=”2.0.0”</text:span></text:p>
              <text:p text:style-name="P13"><text:span text:style-name="T10">#&gt;{serverName:”generic IRPC server”,serverIRPCVersion:”2.0.0”}</text:span></text:p>
              <text:p text:style-name="P12"/>
            </text:list-item>
          </text:list>
        </text:list-item>
        <text:list-item>
          <text:p text:style-name="P12"/>
        </text:list-item>
      </text:list>
      <text:list xml:id="list1047572418" text:continue-list="list2175790251" text:style-name="L3">
        <text:list-item>
          <text:p text:style-name="P9">1. Autenticación del servidor/cliente</text:p>
          <text:list>
            <text:list-item>
              <text:p text:style-name="P7">1.1. obtener la firma de autenticación del servidor (preguntar al servidor quién es)</text:p>
            </text:list-item>
            <text:list-item>
              <text:p text:style-name="P7">1.2. contrastar la firma contra la base de datos de las conocidas; si está baneada, o no la conocemos y sólo permitimos conexiones con terceras partes conocidas, cortamos la conexión. </text:p>
            </text:list-item>
            <text:list-item>
              <text:p text:style-name="P7">1.3. si no conocemos la firma, descargaremos del servidor la clave pública con su comentario.</text:p>
            </text:list-item>
            <text:list-item>
              <text:p text:style-name="P7">1.4. comprobar si el servidor es quien dice ser mediante desafío-respuesta. Se envían 64bytes aleatorios (o pseudo aleatorios, para el caso es suficiente) y se le pide que los firme.</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imes New Roman1" svg:font-family="'Times New Roma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4T18:21:34</meta:creation-date>
    <dc:date>2010-01-21T18:41:12</dc:date>
    <meta:editing-duration>PT09H04M24S</meta:editing-duration>
    <meta:editing-cycles>26</meta:editing-cycles>
    <meta:generator>OpenOffice.org/3.1$Unix OpenOffice.org_project/310m19$Build-9420</meta:generator>
    <meta:document-statistic meta:table-count="0" meta:image-count="0" meta:object-count="0" meta:page-count="1" meta:paragraph-count="104" meta:word-count="3265" meta:character-count="20218"/>
  </office:meta>
</office:document-meta>
</file>